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/>
    </style:style>
    <style:style style:name="P7" style:family="paragraph" style:parent-style-name="Text_20_body" style:list-style-name="L3">
      <style:paragraph-properties fo:margin-top="0cm" fo:margin-bottom="0cm"/>
    </style:style>
    <style:style style:name="P8" style:family="paragraph" style:parent-style-name="Text_20_body" style:list-style-name="L4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If your goal is <text:span text:style-name="Strong_20_Emphasis">to let other people use your shift‑generator</text:span> and eventually <text:span text:style-name="Strong_20_Emphasis">publish it publicly</text:span>, then the choice of GUI depends on <text:span text:style-name="Emphasis">how</text:span> you want people to access it.<text:line-break/>Here’s the real decision point:</text:p>
      <text:p text:style-name="Quotations"><text:span text:style-name="Strong_20_Emphasis">Do you want people to download a program, or just open a website?</text:span></text:p>
      <text:p text:style-name="Text_20_body">That single choice changes everything.</text:p>
      <text:p text:style-name="Horizontal_20_Line"/>
      <text:h text:style-name="Heading_20_2" text:outline-level="2">- If you want <text:span text:style-name="Emphasis">anyone</text:span> to use it easily → a web app is best</text:h>
      <text:p text:style-name="Text_20_body">A web interface means:</text:p>
      <text:list xml:id="list1797333564520005631" text:style-name="L1">
        <text:list-item>
          <text:p text:style-name="P5">No installation </text:p>
        </text:list-item>
        <text:list-item>
          <text:p text:style-name="P5">Works on any device </text:p>
        </text:list-item>
        <text:list-item>
          <text:p text:style-name="P5">Easy to update (you update the server once, everyone gets the new version) </text:p>
        </text:list-item>
        <text:list-item>
          <text:p text:style-name="P1">Easy to share publicly </text:p>
        </text:list-item>
      </text:list>
      <text:p text:style-name="Text_20_body">In this case, Django becomes a <text:span text:style-name="Strong_20_Emphasis">viable</text:span> option — but not the only one.</text:p>
      <text:h text:style-name="Heading_20_3" text:outline-level="3">- Best web‑friendly options</text:h>
      <text:list xml:id="list4533262217278856497" text:style-name="L2">
        <text:list-item>
          <text:p text:style-name="P6"><text:span text:style-name="Strong_20_Emphasis">Streamlit</text:span> — fastest way to build a clean web UI in pure Python </text:p>
        </text:list-item>
        <text:list-item>
          <text:p text:style-name="P6"><text:span text:style-name="Strong_20_Emphasis">Django</text:span> — powerful, scalable, great for multi‑user systems </text:p>
        </text:list-item>
        <text:list-item>
          <text:p text:style-name="P2"><text:span text:style-name="Strong_20_Emphasis">Flask</text:span> — lightweight, flexible, minimalistic </text:p>
        </text:list-item>
      </text:list>
      <text:p text:style-name="Text_20_body"><text:span text:style-name="Strong_20_Emphasis">Streamlit</text:span> is the easiest for a tool like a shift generator.<text:line-break/><text:span text:style-name="Strong_20_Emphasis">Django</text:span> is the best if you want accounts, permissions, teams, etc.</text:p>
      <text:p text:style-name="Horizontal_20_Line"/>
      <text:h text:style-name="Heading_20_2" text:outline-level="2">- If you want people to download a desktop app</text:h>
      <text:p text:style-name="Text_20_body">Then Django is still the wrong tool.<text:line-break/>You’d want something that packages into an executable.</text:p>
      <text:h text:style-name="Heading_20_3" text:outline-level="3">- Best desktop‑friendly options</text:h>
      <text:list xml:id="list8577136210006295261" text:style-name="L3">
        <text:list-item>
          <text:p text:style-name="P7"><text:span text:style-name="Strong_20_Emphasis">PyQt</text:span> / <text:span text:style-name="Strong_20_Emphasis">PySide</text:span> — professional, polished </text:p>
        </text:list-item>
        <text:list-item>
          <text:p text:style-name="P7"><text:span text:style-name="Strong_20_Emphasis">Tkinter</text:span> — simple, built‑in </text:p>
        </text:list-item>
        <text:list-item>
          <text:p text:style-name="P3"><text:span text:style-name="Strong_20_Emphasis">Kivy</text:span> — works on desktop + mobile </text:p>
        </text:list-item>
      </text:list>
      <text:p text:style-name="Text_20_body">You can then package the app using:</text:p>
      <text:list xml:id="list1035536537674813440" text:style-name="L4">
        <text:list-item>
          <text:p text:style-name="P8">PyInstaller </text:p>
        </text:list-item>
        <text:list-item>
          <text:p text:style-name="P8">cx_Freeze </text:p>
        </text:list-item>
        <text:list-item>
          <text:p text:style-name="P4">Briefcase </text:p>
        </text:list-item>
      </text:list>
      <text:p text:style-name="Horizontal_20_Line"/>
      <text:h text:style-name="Heading_20_2" text:outline-level="2">- So what should <text:span text:style-name="Emphasis">you</text:span> choose?</text:h>
      <text:p text:style-name="Text_20_body">Here’s the honest breakdown:</text:p>
      <text:h text:style-name="Heading_20_3" text:outline-level="3"><text:soft-page-break/>If your goal is <text:span text:style-name="Strong_20_Emphasis">maximum reach</text:span></text:h>
      <text:p text:style-name="Text_20_body">Use <text:span text:style-name="Strong_20_Emphasis">Streamlit</text:span> or <text:span text:style-name="Strong_20_Emphasis">Django</text:span> → publish it online → anyone can use it instantly.</text:p>
      <text:h text:style-name="Heading_20_3" text:outline-level="3">If your goal is <text:span text:style-name="Strong_20_Emphasis">a downloadable program</text:span></text:h>
      <text:p text:style-name="Text_20_body">Use <text:span text:style-name="Strong_20_Emphasis">PyQt</text:span> or <text:span text:style-name="Strong_20_Emphasis">Tkinter</text:span> → package it → share it as an installer.</text:p>
      <text:h text:style-name="Heading_20_3" text:outline-level="3">If your goal is <text:span text:style-name="Strong_20_Emphasis">a tool for teams or companies</text:span></text:h>
      <text:p text:style-name="Text_20_body">Use <text:span text:style-name="Strong_20_Emphasis">Django</text:span> → add accounts, permissions, databases, etc.</text:p>
      <text:p text:style-name="Horizontal_20_Line"/>
      <text:h text:style-name="Heading_20_2" text:outline-level="2">- A non‑obvious insight</text:h>
      <text:p text:style-name="Text_20_body">If your shift generator involves <text:span text:style-name="Strong_20_Emphasis">saving schedules</text:span>, <text:span text:style-name="Strong_20_Emphasis">managing multiple users</text:span>, or <text:span text:style-name="Strong_20_Emphasis">sharing results</text:span>, a web app becomes dramatically easier to maintain than a desktop app.<text:line-break/>Desktop apps require updates, installers, OS compatibility, and user support.<text:line-break/>Web apps avoid all that.</text:p>
      <text:p text:style-name="Horizontal_20_Line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ra Beggiato</meta:initial-creator>
    <meta:creation-date>2026-05-15T10:54:28.28</meta:creation-date>
    <meta:document-statistic meta:table-count="0" meta:image-count="0" meta:object-count="0" meta:page-count="2" meta:paragraph-count="35" meta:word-count="342" meta:character-count="1892"/>
    <dc:date>2026-05-15T10:55:45.35</dc:date>
    <dc:creator>Sara Beggiato</dc:creator>
    <meta:editing-duration>PT1M17S</meta:editing-duration>
    <meta:editing-cycles>1</meta:editing-cycles>
    <meta:generator>OpenOffice/4.1.16$Win32 OpenOffice.org_project/4116m3$Build-9816</meta:generator>
  </office:meta>
</office:document-meta>
</file>